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2pt" officeooo:paragraph-rsid="00038876" style:font-size-asian="12pt" style:font-size-complex="12pt"/>
    </style:style>
    <style:style style:name="P2" style:family="paragraph" style:parent-style-name="Standard">
      <style:text-properties style:font-name="Cantarell" fo:font-size="12pt" officeooo:paragraph-rsid="0005e619" style:font-size-asian="12pt" style:font-size-complex="12pt"/>
    </style:style>
    <style:style style:name="P3" style:family="paragraph" style:parent-style-name="Standard">
      <style:text-properties style:font-name="Cantarell" fo:font-size="10pt" officeooo:paragraph-rsid="0004ef77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03887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officeooo:paragraph-rsid="0004ef77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officeooo:paragraph-rsid="0005e619" style:font-size-asian="10pt" style:font-size-complex="10pt"/>
    </style:style>
    <style:style style:name="P7" style:family="paragraph" style:parent-style-name="Standard">
      <style:text-properties style:font-name="Cantarell" fo:font-size="10pt" officeooo:paragraph-rsid="0005e619" style:font-size-asian="10pt" style:font-size-complex="10pt"/>
    </style:style>
    <style:style style:name="P8" style:family="paragraph" style:parent-style-name="Standard">
      <style:text-properties style:font-name="Cantarell" fo:font-size="10pt" officeooo:paragraph-rsid="0007258f" style:font-size-asian="10pt" style:font-size-complex="10pt"/>
    </style:style>
    <style:style style:name="P9" style:family="paragraph" style:parent-style-name="Standard" style:list-style-name="L1">
      <style:text-properties style:font-name="Cantarell" fo:font-size="12pt" officeooo:paragraph-rsid="00038876" style:font-size-asian="12pt" style:font-size-complex="12pt"/>
    </style:style>
    <style:style style:name="P10" style:family="paragraph" style:parent-style-name="Standard" style:list-style-name="L2">
      <style:text-properties style:font-name="Cantarell" fo:font-size="12pt" officeooo:paragraph-rsid="0007258f" style:font-size-asian="12pt" style:font-size-complex="12pt"/>
    </style:style>
    <style:style style:name="P11" style:family="paragraph" style:parent-style-name="Standard">
      <style:text-properties style:font-name="Cantarell" fo:font-size="10pt" officeooo:paragraph-rsid="0004ef77" style:font-size-asian="10pt" style:font-size-complex="10pt"/>
    </style:style>
    <style:style style:name="P12" style:family="paragraph" style:parent-style-name="Standard">
      <style:text-properties style:font-name="Cantarell" fo:font-size="10pt" officeooo:paragraph-rsid="0007258f" style:font-size-asian="10pt" style:font-size-complex="10pt"/>
    </style:style>
    <style:style style:name="P13" style:family="paragraph" style:parent-style-name="Standard">
      <style:text-properties style:font-name="Cantarell" fo:font-size="10pt" officeooo:paragraph-rsid="0007258f" style:font-size-asian="8.75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color="#f10d0c" svg:stroke-linecap="round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15" svg:width="5.0161in" svg:height="0.4012in" svg:x="1.0264in" svg:y="0.0098in"><draw:text-box><text:p text:style-name="P14"><text:span text:style-name="T1">Pràctica HTTP</text:span></text:p></draw:text-box></draw:frame></text:p>
      <text:p text:style-name="Standard"/>
      <text:p text:style-name="Standard"/>
      <text:p text:style-name="Standard"/>
      <text:list xml:id="list3632151727" text:style-name="L1">
        <text:list-item>
          <text:p text:style-name="P9">Connectar-se a traves de Telnet a localhost i fer les següents peticions:</text:p>
          <text:list>
            <text:list-item>
              <text:p text:style-name="P9">HEAD a l’arrel i a /index.html</text:p>
            </text:list-item>
          </text:list>
        </text:list-item>
      </text:list>
      <text:p text:style-name="P3"/>
      <text:p text:style-name="P3">[isx2031424@i05 ~]$ telnet localhost 80</text:p>
      <text:p text:style-name="P3">Trying ::1...</text:p>
      <text:p text:style-name="P3">Connected to localhost.</text:p>
      <text:p text:style-name="P3">Escape character is '^]'.</text:p>
      <text:p text:style-name="P3">HEAD / HTTP/1.1</text:p>
      <text:p text:style-name="P3">Host: localhost</text:p>
      <text:p text:style-name="P3"/>
      <text:p text:style-name="P3">HTTP/1.1 200 OK</text:p>
      <text:p text:style-name="P3">Date: Mon, 11 Jan 2021 12:45:37 GMT</text:p>
      <text:p text:style-name="P3">Server: Apache/2.4.46 (Fedora)</text:p>
      <text:p text:style-name="P3">Last-Modified: Mon, 11 Jan 2021 12:21:27 GMT</text:p>
      <text:p text:style-name="P3">ETag: "13e-5b89ef1f192ae"</text:p>
      <text:p text:style-name="P3">Accept-Ranges: bytes</text:p>
      <text:p text:style-name="P3">Content-Length: 318</text:p>
      <text:p text:style-name="P3">Content-Type: text/html; charset=UTF-8</text:p>
      <text:p text:style-name="P3"/>
      <text:p text:style-name="P3">Connection closed by foreign host.</text:p>
      <text:p text:style-name="P3"/>
      <text:p text:style-name="P3">[isx2031424@i05 ~]$ telnet localhost 80</text:p>
      <text:p text:style-name="P3">Trying ::1...</text:p>
      <text:p text:style-name="P3">Connected to localhost.</text:p>
      <text:p text:style-name="P3">Escape character is '^]'.</text:p>
      <text:p text:style-name="P3">HEAD / HTTP/1.1</text:p>
      <text:p text:style-name="P3">Host: localhost</text:p>
      <text:p text:style-name="P3"/>
      <text:p text:style-name="P3">HTTP/1.1 200 OK</text:p>
      <text:p text:style-name="P3">Date: Mon, 11 Jan 2021 12:47:06 GMT</text:p>
      <text:p text:style-name="P3">Server: Apache/2.4.46 (Fedora)</text:p>
      <text:p text:style-name="P3">Last-Modified: Mon, 11 Jan 2021 12:21:27 GMT</text:p>
      <text:p text:style-name="P3">ETag: "13e-5b89ef1f192ae"</text:p>
      <text:p text:style-name="P3">Accept-Ranges: bytes</text:p>
      <text:p text:style-name="P3">Content-Length: 318</text:p>
      <text:p text:style-name="P3">Content-Type: text/html; charset=UTF-8</text:p>
      <text:p text:style-name="P3"/>
      <text:p text:style-name="P3">Connection closed by foreign host.</text:p>
      <text:p text:style-name="P5"/>
      <text:p text:style-name="P4"/>
      <text:list xml:id="list113044117754905" text:continue-numbering="true" text:style-name="L1">
        <text:list-item>
          <text:list>
            <text:list-item>
              <text:p text:style-name="P9">OPTIONS de l’arrel i l’index</text:p>
            </text:list-item>
          </text:list>
        </text:list-item>
      </text:list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 HTTP/1.0</text:p>
      <text:p text:style-name="P4"/>
      <text:p text:style-name="P4">HTTP/1.1 200 OK</text:p>
      <text:p text:style-name="P4">Date: Mon, 11 Jan 2021 12:39:09 GMT</text:p>
      <text:p text:style-name="P4">Server: Apache/2.4.46 (Fedora)</text:p>
      <text:p text:style-name="P4">Allow: POST,OPTIONS,HEAD,GET,TRACE</text:p>
      <text:p text:style-name="P4"><text:soft-page-break/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4"/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index.html HTTP/1.0</text:p>
      <text:p text:style-name="P4"/>
      <text:p text:style-name="P4">HTTP/1.1 200 OK</text:p>
      <text:p text:style-name="P4">Date: Mon, 11 Jan 2021 12:39:33 GMT</text:p>
      <text:p text:style-name="P4">Server: Apache/2.4.46 (Fedora)</text:p>
      <text:p text:style-name="P4">Allow: POST,OPTIONS,HEAD,GET,TRACE</text:p>
      <text:p text:style-name="P4"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4"/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OPTIONS /index.html HTTP/1.0</text:p>
      <text:p text:style-name="P4"/>
      <text:p text:style-name="P4">HTTP/1.1 200 OK</text:p>
      <text:p text:style-name="P4">Date: Mon, 11 Jan 2021 12:39:33 GMT</text:p>
      <text:p text:style-name="P4">Server: Apache/2.4.46 (Fedora)</text:p>
      <text:p text:style-name="P4">Allow: POST,OPTIONS,HEAD,GET,TRACE</text:p>
      <text:p text:style-name="P4">Content-Length: 0</text:p>
      <text:p text:style-name="P4">Connection: close</text:p>
      <text:p text:style-name="P4">Content-Type: text/html; charset=UTF-8</text:p>
      <text:p text:style-name="P4"/>
      <text:p text:style-name="P4">Connection closed by foreign host.</text:p>
      <text:p text:style-name="P1"/>
      <text:list xml:id="list113045056644822" text:continue-numbering="true" text:style-name="L1">
        <text:list-item>
          <text:list>
            <text:list-item>
              <text:p text:style-name="P9">GET arrel i index</text:p>
            </text:list-item>
          </text:list>
        </text:list-item>
      </text:list>
      <text:p text:style-name="P1"/>
      <text:p text:style-name="P6">[isx2031424@i05 ~]$ telnet localhost 80</text:p>
      <text:p text:style-name="P6">Trying ::1...</text:p>
      <text:p text:style-name="P6">Connected to localhost.</text:p>
      <text:p text:style-name="P6">Escape character is '^]'.</text:p>
      <text:p text:style-name="P6">GET / HTTP/1.0</text:p>
      <text:p text:style-name="P6"/>
      <text:p text:style-name="P6">HTTP/1.1 200 OK</text:p>
      <text:p text:style-name="P6">Date: Mon, 11 Jan 2021 12:35:53 GMT</text:p>
      <text:p text:style-name="P6">Server: Apache/2.4.46 (Fedora)</text:p>
      <text:p text:style-name="P6">Last-Modified: Mon, 11 Jan 2021 12:21:27 GMT</text:p>
      <text:p text:style-name="P6">ETag: "13e-5b89ef1f192ae"</text:p>
      <text:p text:style-name="P6">Accept-Ranges: bytes</text:p>
      <text:p text:style-name="P6">Content-Length: 318</text:p>
      <text:p text:style-name="P6">Connection: close</text:p>
      <text:p text:style-name="P6">Content-Type: text/html; charset=UTF-8</text:p>
      <text:p text:style-name="P6"><text:soft-page-break/></text:p>
      <text:p text:style-name="P6">&lt;html&gt;</text:p>
      <text:p text:style-name="P6"/>
      <text:p text:style-name="P6">&lt;head&gt;</text:p>
      <text:p text:style-name="P6"><text:s text:c="4"/>&lt;title&gt;Hello, world&lt;/title&gt;</text:p>
      <text:p text:style-name="P6"><text:s text:c="4"/>&lt;link rel="stylesheet" href="/style.css"&gt;</text:p>
      <text:p text:style-name="P6"><text:s text:c="4"/>&lt;script src="/script.js"&gt;&lt;/script&gt;</text:p>
      <text:p text:style-name="P6">&lt;/head&gt;</text:p>
      <text:p text:style-name="P6"/>
      <text:p text:style-name="P6">&lt;body&gt;</text:p>
      <text:p text:style-name="P6"><text:s text:c="4"/>&lt;h1&gt;Hello, world&lt;/h1&gt;</text:p>
      <text:p text:style-name="P6"/>
      <text:p text:style-name="P6"><text:s text:c="4"/>&lt;button onclick="fetchMessage()"&gt;Fetch Message&lt;/button&gt;</text:p>
      <text:p text:style-name="P6"><text:s text:c="4"/>&lt;p id="message"&gt;Click on the button to fetch the message.&lt;/p&gt;</text:p>
      <text:p text:style-name="P6">&lt;/body&gt;</text:p>
      <text:p text:style-name="P6"/>
      <text:p text:style-name="P6">&lt;/html&gt;</text:p>
      <text:p text:style-name="P6">Connection closed by foreign host.</text:p>
      <text:p text:style-name="P2"/>
      <text:p text:style-name="P7">[isx2031424@i05 ~]$ telnet localhost 80</text:p>
      <text:p text:style-name="P7">Trying ::1...</text:p>
      <text:p text:style-name="P7">Connected to localhost.</text:p>
      <text:p text:style-name="P7">Escape character is '^]'.</text:p>
      <text:p text:style-name="P7">GET /index.html HTTP/1.0</text:p>
      <text:p text:style-name="P7"/>
      <text:p text:style-name="P7">HTTP/1.1 200 OK</text:p>
      <text:p text:style-name="P7">Date: Mon, 11 Jan 2021 12:38:01 GMT</text:p>
      <text:p text:style-name="P7">Server: Apache/2.4.46 (Fedora)</text:p>
      <text:p text:style-name="P7">Last-Modified: Mon, 11 Jan 2021 12:21:27 GMT</text:p>
      <text:p text:style-name="P7">ETag: "13e-5b89ef1f192ae"</text:p>
      <text:p text:style-name="P7">Accept-Ranges: bytes</text:p>
      <text:p text:style-name="P7">Content-Length: 318</text:p>
      <text:p text:style-name="P7">Connection: close</text:p>
      <text:p text:style-name="P7">Content-Type: text/html; charset=UTF-8</text:p>
      <text:p text:style-name="P7"/>
      <text:p text:style-name="P7">&lt;html&gt;</text:p>
      <text:p text:style-name="P7"/>
      <text:p text:style-name="P7">&lt;head&gt;</text:p>
      <text:p text:style-name="P7"><text:s text:c="4"/>&lt;title&gt;Hello, world&lt;/title&gt;</text:p>
      <text:p text:style-name="P7"><text:s text:c="4"/>&lt;link rel="stylesheet" href="/style.css"&gt;</text:p>
      <text:p text:style-name="P7"><text:s text:c="4"/>&lt;script src="/script.js"&gt;&lt;/script&gt;</text:p>
      <text:p text:style-name="P7">&lt;/head&gt;</text:p>
      <text:p text:style-name="P7"/>
      <text:p text:style-name="P7">&lt;body&gt;</text:p>
      <text:p text:style-name="P7"><text:s text:c="4"/>&lt;h1&gt;Hello, world&lt;/h1&gt;</text:p>
      <text:p text:style-name="P7"/>
      <text:p text:style-name="P7"><text:s text:c="4"/>&lt;button onclick="fetchMessage()"&gt;Fetch Message&lt;/button&gt;</text:p>
      <text:p text:style-name="P7"><text:s text:c="4"/>&lt;p id="message"&gt;Click on the button to fetch the message.&lt;/p&gt;</text:p>
      <text:p text:style-name="P7">&lt;/body&gt;</text:p>
      <text:p text:style-name="P7"/>
      <text:p text:style-name="P7">&lt;/html&gt;</text:p>
      <text:p text:style-name="P7">Connection closed by foreign host.</text:p>
      <text:p text:style-name="P7"/>
      <text:p text:style-name="P7"/>
      <text:p text:style-name="P7"/>
      <text:p text:style-name="P7"/>
      <text:list xml:id="list113043717077494" text:continue-numbering="true" text:style-name="L1">
        <text:list-item>
          <text:list>
            <text:list-item>
              <text:p text:style-name="P9"><text:soft-page-break/>TRACE arrel</text:p>
            </text:list-item>
          </text:list>
        </text:list-item>
      </text:list>
      <text:p text:style-name="P4">[isx2031424@i05 ~]$ telnet localhost 80</text:p>
      <text:p text:style-name="P4">Trying ::1...</text:p>
      <text:p text:style-name="P4">Connected to localhost.</text:p>
      <text:p text:style-name="P4">Escape character is '^]'.</text:p>
      <text:p text:style-name="P4">TRACE / HTTP/1.1</text:p>
      <text:p text:style-name="P4">Host: localhost</text:p>
      <text:p text:style-name="P4"/>
      <text:p text:style-name="P4">HTTP/1.1 200 OK</text:p>
      <text:p text:style-name="P4">Date: Mon, 11 Jan 2021 12:47:46 GMT</text:p>
      <text:p text:style-name="P4">Server: Apache/2.4.46 (Fedora)</text:p>
      <text:p text:style-name="P4">Transfer-Encoding: chunked</text:p>
      <text:p text:style-name="P4">Content-Type: message/http</text:p>
      <text:p text:style-name="P4"/>
      <text:p text:style-name="P4">25</text:p>
      <text:p text:style-name="P4">TRACE / HTTP/1.1</text:p>
      <text:p text:style-name="P4">Host: localhost</text:p>
      <text:p text:style-name="P4"/>
      <text:p text:style-name="P4"/>
      <text:p text:style-name="P4">0</text:p>
      <text:p text:style-name="P4"/>
      <text:p text:style-name="P4">Connection closed by foreign host.</text:p>
      <text:p text:style-name="P4"/>
      <text:list xml:id="list2414281510" text:style-name="L2">
        <text:list-item>
          <text:p text:style-name="P10">Connectar-se a través de Telnet a la pàgina web de googlei fer:</text:p>
          <text:list>
            <text:list-item>
              <text:p text:style-name="P10">Head a l’arrel i a /index.html</text:p>
            </text:list-item>
          </text:list>
        </text:list-item>
      </text:list>
      <text:p text:style-name="P8">[isx2031424@i05 ~]$ telnet google.com 80</text:p>
      <text:p text:style-name="P8">Trying 216.58.215.142...</text:p>
      <text:p text:style-name="P8">Connected to google.com.</text:p>
      <text:p text:style-name="P8">Escape character is '^]'.</text:p>
      <text:p text:style-name="P8">HEAD / HTTP/1.1</text:p>
      <text:p text:style-name="P8">Host: google.com</text:p>
      <text:p text:style-name="P8"/>
      <text:p text:style-name="P8">HTTP/1.1 301 Moved Permanently</text:p>
      <text:p text:style-name="P8">Location: http://www.google.com/</text:p>
      <text:p text:style-name="P8">Content-Type: text/html; charset=UTF-8</text:p>
      <text:p text:style-name="P8">Date: Mon, 11 Jan 2021 12:54:44 GMT</text:p>
      <text:p text:style-name="P8">Expires: Wed, 10 Feb 2021 12:54:44 GMT</text:p>
      <text:p text:style-name="P8">Cache-Control: public, max-age=2592000</text:p>
      <text:p text:style-name="P8">Server: gws</text:p>
      <text:p text:style-name="P8">Content-Length: 219</text:p>
      <text:p text:style-name="P8">X-XSS-Protection: 0</text:p>
      <text:p text:style-name="P8">X-Frame-Options: SAMEORIGIN</text:p>
      <text:p text:style-name="P8"/>
      <text:p text:style-name="P8">HEAD /index.html HTTP/1.0</text:p>
      <text:p text:style-name="P8"/>
      <text:p text:style-name="P8">HTTP/1.0 200 OK</text:p>
      <text:p text:style-name="P8">Content-Type: text/html; charset=ISO-8859-1</text:p>
      <text:p text:style-name="P8">P3P: CP="This is not a P3P policy! See g.co/p3phelp for more info."</text:p>
      <text:p text:style-name="P8">Date: Mon, 11 Jan 2021 12:55:51 GMT</text:p>
      <text:p text:style-name="P8">Server: gws</text:p>
      <text:p text:style-name="P8">X-XSS-Protection: 0</text:p>
      <text:p text:style-name="P8">X-Frame-Options: SAMEORIGIN</text:p>
      <text:p text:style-name="P8">Expires: Mon, 11 Jan 2021 12:55:51 GMT</text:p>
      <text:p text:style-name="P8">Cache-Control: private</text:p>
      <text:p text:style-name="P8"><text:soft-page-break/>Set-Cookie: NID=206=lZBrvLxniYQnHE-ZRU5JWUnJudkM-vzwLN_rvyvJeLTMoJp_2rAhGOFs09VrRi4_1oUelssIRWN6CI9mtWzHMB4ahd4GzxYTAqVhxlt5unXXkDNSULwCQomA_meyukbCascOmZxmWMvA25CdVjCABa05N_LiDxZUhCnR4llL6dE; expires=Tue, 13-Jul-2021 12:55:51 GMT; path=/; domain=.google.com; HttpOnly</text:p>
      <text:p text:style-name="P8"/>
      <text:p text:style-name="P8">Connection closed by foreign host.</text:p>
      <text:p text:style-name="P8"/>
      <text:list xml:id="list113044264183176" text:continue-numbering="true" text:style-name="L2">
        <text:list-item>
          <text:list>
            <text:list-item>
              <text:p text:style-name="P10">OPTIONS de l’arrel i de l’index</text:p>
            </text:list-item>
          </text:list>
        </text:list-item>
      </text:list>
      <text:p text:style-name="P8">[isx2031424@i05 ~]$ telnet google.com 80</text:p>
      <text:p text:style-name="P8">Trying 172.217.17.14...</text:p>
      <text:p text:style-name="P8">Connected to google.com.</text:p>
      <text:p text:style-name="P8">Escape character is '^]'.</text:p>
      <text:p text:style-name="P8">OPTIONS / HTTP/1.1</text:p>
      <text:p text:style-name="P8">Host: google.com</text:p>
      <text:p text:style-name="P8"/>
      <text:p text:style-name="P8">HTTP/1.1 405 Method Not Allowed</text:p>
      <text:p text:style-name="P8">Allow: GET, HEAD</text:p>
      <text:p text:style-name="P8">Date: Mon, 11 Jan 2021 12:56:42 GMT</text:p>
      <text:p text:style-name="P8">Content-Type: text/html; charset=UTF-8</text:p>
      <text:p text:style-name="P8">Server: gws</text:p>
      <text:p text:style-name="P8">Content-Length: 1592</text:p>
      <text:p text:style-name="P8">X-XSS-Protection: 0</text:p>
      <text:p text:style-name="P8">X-Frame-Options: SAMEORIGIN</text:p>
      <text:p text:style-name="P8"/>
      <text:p text:style-name="P8">&lt;!DOCTYPE html&gt;</text:p>
      <text:p text:style-name="P8">&lt;html lang=en&gt;</text:p>
      <text:p text:style-name="P8"><text:s text:c="2"/>&lt;meta charset=utf-8&gt;</text:p>
      <text:p text:style-name="P8"><text:s text:c="2"/>&lt;meta name=viewport content="initial-scale=1, minimum-scale=1, width=device-width"&gt;</text:p>
      <text:p text:style-name="P8"><text:s text:c="2"/>&lt;title&gt;Error 405 (Method Not Allowed)!!1&lt;/title&gt;</text:p>
      <text:p text:style-name="P8"><text:s text:c="2"/>&lt;style&gt;</text:p>
      <text:p text:style-name="P8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8"><text:s text:c="2"/>&lt;/style&gt;</text:p>
      <text:p text:style-name="P8"><text:s text:c="2"/>&lt;a href=//www.google.com/&gt;&lt;span id=logo aria-label=Google&gt;&lt;/span&gt;&lt;/a&gt;</text:p>
      <text:p text:style-name="P8"><text:s text:c="2"/>&lt;p&gt;&lt;b&gt;405.&lt;/b&gt; &lt;ins&gt;That’s an error.&lt;/ins&gt;</text:p>
      <text:p text:style-name="P8"><text:s text:c="2"/>&lt;p&gt;The request method &lt;code&gt;OPTIONS&lt;/code&gt; is inappropriate for the URL &lt;code&gt;/&lt;/code&gt;. <text:s/>&lt;ins&gt;That’s all we know.&lt;/ins&gt;</text:p>
      <text:p text:style-name="P8">OPTIONS /index.html HTTP/1.0</text:p>
      <text:p text:style-name="P8"/>
      <text:p text:style-name="P8">HTTP/1.0 405 Method Not Allowed</text:p>
      <text:p text:style-name="P8">Allow: GET, HEAD</text:p>
      <text:p text:style-name="P8">Date: Mon, 11 Jan 2021 12:56:59 GMT</text:p>
      <text:p text:style-name="P8">Content-Type: text/html; charset=UTF-8</text:p>
      <text:p text:style-name="P8">Server: gws</text:p>
      <text:p text:style-name="P8">Content-Length: 1602</text:p>
      <text:p text:style-name="P8"><text:soft-page-break/>X-XSS-Protection: 0</text:p>
      <text:p text:style-name="P8">X-Frame-Options: SAMEORIGIN</text:p>
      <text:p text:style-name="P8"/>
      <text:p text:style-name="P8">&lt;!DOCTYPE html&gt;</text:p>
      <text:p text:style-name="P8">&lt;html lang=en&gt;</text:p>
      <text:p text:style-name="P8"><text:s text:c="2"/>&lt;meta charset=utf-8&gt;</text:p>
      <text:p text:style-name="P8"><text:s text:c="2"/>&lt;meta name=viewport content="initial-scale=1, minimum-scale=1, width=device-width"&gt;</text:p>
      <text:p text:style-name="P8"><text:s text:c="2"/>&lt;title&gt;Error 405 (Method Not Allowed)!!1&lt;/title&gt;</text:p>
      <text:p text:style-name="P8"><text:s text:c="2"/>&lt;style&gt;</text:p>
      <text:p text:style-name="P8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8"><text:s text:c="2"/>&lt;/style&gt;</text:p>
      <text:p text:style-name="P8"><text:s text:c="2"/>&lt;a href=//www.google.com/&gt;&lt;span id=logo aria-label=Google&gt;&lt;/span&gt;&lt;/a&gt;</text:p>
      <text:p text:style-name="P8"><text:s text:c="2"/>&lt;p&gt;&lt;b&gt;405.&lt;/b&gt; &lt;ins&gt;That’s an error.&lt;/ins&gt;</text:p>
      <text:p text:style-name="P8"><text:s text:c="2"/>&lt;p&gt;The request method &lt;code&gt;OPTIONS&lt;/code&gt; is inappropriate for the URL &lt;code&gt;/index.html&lt;/code&gt;. <text:s/>&lt;ins&gt;That’s all we know.&lt;/ins&gt;</text:p>
      <text:p text:style-name="P8">Connection closed by foreign host.</text:p>
      <text:list xml:id="list113044177767130" text:continue-numbering="true" text:style-name="L2">
        <text:list-item>
          <text:list>
            <text:list-item>
              <text:p text:style-name="P10">GET arrel i index</text:p>
            </text:list-item>
          </text:list>
        </text:list-item>
      </text:list>
      <text:p text:style-name="P8">[isx2031424@i05 ~]$ telnet www.google.com 80</text:p>
      <text:p text:style-name="P8">Trying 142.250.184.164...</text:p>
      <text:p text:style-name="P8">Connected to www.google.com.</text:p>
      <text:p text:style-name="P8">Escape character is '^]'.</text:p>
      <text:p text:style-name="P8">GET / HTTP/1.1</text:p>
      <text:p text:style-name="P8">Host: google.com</text:p>
      <text:p text:style-name="P8"/>
      <text:p text:style-name="P8">HTTP/1.1 301 Moved Permanently</text:p>
      <text:p text:style-name="P8">Location: http://www.google.com/</text:p>
      <text:p text:style-name="P8">Content-Type: text/html; charset=UTF-8</text:p>
      <text:p text:style-name="P8">Date: Fri, 15 Jan 2021 08:58:49 GMT</text:p>
      <text:p text:style-name="P8">Expires: Sun, 14 Feb 2021 08:58:49 GMT</text:p>
      <text:p text:style-name="P8">Cache-Control: public, max-age=2592000</text:p>
      <text:p text:style-name="P8">Server: gws</text:p>
      <text:p text:style-name="P8">Content-Length: 219</text:p>
      <text:p text:style-name="P8">X-XSS-Protection: 0</text:p>
      <text:p text:style-name="P8">X-Frame-Options: SAMEORIGIN</text:p>
      <text:p text:style-name="P8"/>
      <text:p text:style-name="P8">&lt;HTML&gt;&lt;HEAD&gt;&lt;meta http-equiv="content-type" content="text/html;charset=utf-8"&gt;</text:p>
      <text:p text:style-name="P8">&lt;TITLE&gt;301 Moved&lt;/TITLE&gt;&lt;/HEAD&gt;&lt;BODY&gt;</text:p>
      <text:p text:style-name="P8">&lt;H1&gt;301 Moved&lt;/H1&gt;</text:p>
      <text:p text:style-name="P8">The document has moved</text:p>
      <text:p text:style-name="P8">&lt;A HREF="http://www.google.com/"&gt;here&lt;/A&gt;.</text:p>
      <text:p text:style-name="P8">&lt;/BODY&gt;&lt;/HTML&gt;</text:p>
      <text:p text:style-name="P8"/>
      <text:p text:style-name="P8">[isx2031424@i05 ~]$ telnet www.google.com 80</text:p>
      <text:p text:style-name="P8">Trying 142.250.184.164...</text:p>
      <text:p text:style-name="P8"><text:soft-page-break/>Connected to www.google.com.</text:p>
      <text:p text:style-name="P8">Escape character is '^]'.</text:p>
      <text:p text:style-name="P8">GET /index.html HTTP/1.0</text:p>
      <text:p text:style-name="P8"/>
      <text:list xml:id="list113045623933517" text:continue-numbering="true" text:style-name="L2">
        <text:list-item>
          <text:list>
            <text:list-item>
              <text:p text:style-name="P10">TRACE arrel</text:p>
            </text:list-item>
          </text:list>
        </text:list-item>
      </text:list>
      <text:p text:style-name="P13">[isx2031424@i05 ~]$ telnet www.google.com 80</text:p>
      <text:p text:style-name="P13">Trying 216.58.211.228...</text:p>
      <text:p text:style-name="P13">Connected to www.google.com.</text:p>
      <text:p text:style-name="P13">Escape character is '^]'.</text:p>
      <text:p text:style-name="P13">TRACE / HTTP/1.1</text:p>
      <text:p text:style-name="P13">Host: www.google.com</text:p>
      <text:p text:style-name="P13"/>
      <text:p text:style-name="P13">HTTP/1.1 405 Method Not Allowed</text:p>
      <text:p text:style-name="P13">Content-Type: text/html; charset=UTF-8</text:p>
      <text:p text:style-name="P13">Referrer-Policy: no-referrer</text:p>
      <text:p text:style-name="P13">Content-Length: 1590</text:p>
      <text:p text:style-name="P13">Date: Fri, 15 Jan 2021 09:03:41 GMT</text:p>
      <text:p text:style-name="P13"/>
      <text:p text:style-name="P13">&lt;!DOCTYPE html&gt;</text:p>
      <text:p text:style-name="P13">&lt;html lang=en&gt;</text:p>
      <text:p text:style-name="P13"><text:s text:c="2"/>&lt;meta charset=utf-8&gt;</text:p>
      <text:p text:style-name="P13"><text:s text:c="2"/>&lt;meta name=viewport content="initial-scale=1, minimum-scale=1, width=device-width"&gt;</text:p>
      <text:p text:style-name="P13"><text:s text:c="2"/>&lt;title&gt;Error 405 (Method Not Allowed)!!1&lt;/title&gt;</text:p>
      <text:p text:style-name="P13"><text:s text:c="2"/>&lt;style&gt;</text:p>
      <text:p text:style-name="P13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13"><text:s text:c="2"/>&lt;/style&gt;</text:p>
      <text:p text:style-name="P13"><text:s text:c="2"/>&lt;a href=//www.google.com/&gt;&lt;span id=logo aria-label=Google&gt;&lt;/span&gt;&lt;/a&gt;</text:p>
      <text:p text:style-name="P13"><text:s text:c="2"/>&lt;p&gt;&lt;b&gt;405.&lt;/b&gt; &lt;ins&gt;That’s an error.&lt;/ins&gt;</text:p>
      <text:p text:style-name="P13"><text:s text:c="2"/>&lt;p&gt;The request method &lt;code&gt;TRACE&lt;/code&gt; is inappropriate for the URL &lt;code&gt;/&lt;/code&gt;. <text:s/>&lt;ins&gt;That’s all we know.&lt;/ins&gt;</text:p>
      <text:p text:style-name="P13">Connection closed by foreign hos</text:p>
      <text:list xml:id="list113043574801519" text:continue-numbering="true" text:style-name="L2">
        <text:list-item>
          <text:list>
            <text:list-item>
              <text:p text:style-name="P10">Si es pot, fer POST i DELETE</text:p>
            </text:list-item>
          </text:list>
        </text:list-item>
      </text:list>
      <text:p text:style-name="P13">[isx2031424@i05 ~]$ telnet www.google.com 80</text:p>
      <text:p text:style-name="P13">Trying 216.58.211.228...</text:p>
      <text:p text:style-name="P13">Connected to www.google.com.</text:p>
      <text:p text:style-name="P13">Escape character is '^]'.</text:p>
      <text:p text:style-name="P13">POST / HTTP/1.0</text:p>
      <text:p text:style-name="P13"/>
      <text:p text:style-name="P13">HTTP/1.0 411 Length Required</text:p>
      <text:p text:style-name="P13">Content-Type: text/html; charset=UTF-8</text:p>
      <text:p text:style-name="P13">Referrer-Policy: no-referrer</text:p>
      <text:p text:style-name="P13">Content-Length: 1564</text:p>
      <text:p text:style-name="P13">Date: Fri, 15 Jan 2021 10:29:51 GMT</text:p>
      <text:p text:style-name="P13"/>
      <text:p text:style-name="P13"><text:soft-page-break/>&lt;!DOCTYPE html&gt;</text:p>
      <text:p text:style-name="P13">&lt;html lang=en&gt;</text:p>
      <text:p text:style-name="P13"><text:s text:c="2"/>&lt;meta charset=utf-8&gt;</text:p>
      <text:p text:style-name="P13"><text:s text:c="2"/>&lt;meta name=viewport content="initial-scale=1, minimum-scale=1, width=device-width"&gt;</text:p>
      <text:p text:style-name="P13"><text:s text:c="2"/>&lt;title&gt;Error 411 (Length Required)!!1&lt;/title&gt;</text:p>
      <text:p text:style-name="P13"><text:s text:c="2"/>&lt;style&gt;</text:p>
      <text:p text:style-name="P13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{#logo{background:url(//www.google.com/images/branding/googlelogo/2x/googlelogo_color_150x54dp.png) no-repeat;-webkit-background-size:100% 100%}}#logo{display:inline-block;height:54px;width:150px}</text:p>
      <text:p text:style-name="P13"><text:s text:c="2"/>&lt;/style&gt;</text:p>
      <text:p text:style-name="P13"><text:s text:c="2"/>&lt;a href=//www.google.com/&gt;&lt;span id=logo aria-label=Google&gt;&lt;/span&gt;&lt;/a&gt;</text:p>
      <text:p text:style-name="P13"><text:s text:c="2"/>&lt;p&gt;&lt;b&gt;411.&lt;/b&gt; &lt;ins&gt;That’s an error.&lt;/ins&gt;</text:p>
      <text:p text:style-name="P13"><text:s text:c="2"/>&lt;p&gt;POST requests require a &lt;code&gt;Content-length&lt;/code&gt; header. <text:s/>&lt;ins&gt;That’s all we know.&lt;/ins&gt;</text:p>
      <text:p text:style-name="P13"/>
      <text:p text:style-name="P13">[isx2031424@i05 ~]$ telnet www.google.com 80</text:p>
      <text:p text:style-name="P13">Trying 216.58.211.228...</text:p>
      <text:p text:style-name="P13">Connected to www.google.com.</text:p>
      <text:p text:style-name="P13">Escape character is '^]'.</text:p>
      <text:p text:style-name="P13">DELETE / HTTP/1.0</text:p>
      <text:p text:style-name="P13"/>
      <text:p text:style-name="P13">HTTP/1.0 405 Method Not Allowed</text:p>
      <text:p text:style-name="P13">Allow: GET, HEAD</text:p>
      <text:p text:style-name="P13">Date: Fri, 15 Jan 2021 10:30:14 GMT</text:p>
      <text:p text:style-name="P13">Content-Type: text/html; charset=UTF-8</text:p>
      <text:p text:style-name="P13">Server: gws</text:p>
      <text:p text:style-name="P13">Content-Length: 1591</text:p>
      <text:p text:style-name="P13">X-XSS-Protection: 0</text:p>
      <text:p text:style-name="P13">X-Frame-Options: SAMEORIGIN</text:p>
      <text:p text:style-name="P13"/>
      <text:p text:style-name="P13">&lt;!DOCTYPE html&gt;</text:p>
      <text:p text:style-name="P13">&lt;html lang=en&gt;</text:p>
      <text:p text:style-name="P13"><text:s text:c="2"/>&lt;meta charset=utf-8&gt;</text:p>
      <text:p text:style-name="P13"><text:s text:c="2"/>&lt;meta name=viewport content="initial-scale=1, minimum-scale=1, width=device-width"&gt;</text:p>
      <text:p text:style-name="P13"><text:s text:c="2"/>&lt;title&gt;Error 405 (Method Not Allowed)!!1&lt;/title&gt;</text:p>
      <text:p text:style-name="P13"><text:s text:c="2"/>&lt;style&gt;</text:p>
      <text:p text:style-name="P13"><text:s text:c="4"/>*{margin:0;padding:0}html,code{font:15px/22px arial,sans-serif}html{background:#fff;color:#222;padding:15px}body{margin:7% auto 0;max-width:390px;min-height:180px;padding:30px 0 15px}* &gt; body{background:url(//www.google.com/images/errors/robot.png) 100% 5px no-repeat;padding-right:205px}p{margin:11px 0 22px;overflow:hidden}ins{color:#777;text-decoration:none}a img{border:0}@media screen and (max-width:772px){body{background:none;margin-top:0;max-width:none;padding-right:0}}#logo{background:url(//www.google.com/images/branding/googlelogo/1x/googlelogo_color_150x54dp.png) no-repeat;margin-left:-5px}@media only screen and (min-resolution:192dpi){#logo{background:url(//www.google.com/images/branding/googlelogo/2x/googlelogo_color_150x54dp.png) no-repeat 0% 0%/100% 100%;-moz-border-image:url(//www.google.com/images/branding/googlelogo/2x/googlelogo_color_150x54dp.png) 0}}@media only screen and (-webkit-min-device-pixel-ratio:2)<text:soft-page-break/>{#logo{background:url(//www.google.com/images/branding/googlelogo/2x/googlelogo_color_150x54dp.png) no-repeat;-webkit-background-size:100% 100%}}#logo{display:inline-block;height:54px;width:150px}</text:p>
      <text:p text:style-name="P13"><text:s text:c="2"/>&lt;/style&gt;</text:p>
      <text:p text:style-name="P13"><text:s text:c="2"/>&lt;a href=//www.google.com/&gt;&lt;span id=logo aria-label=Google&gt;&lt;/span&gt;&lt;/a&gt;</text:p>
      <text:p text:style-name="P13"><text:s text:c="2"/>&lt;p&gt;&lt;b&gt;405.&lt;/b&gt; &lt;ins&gt;That’s an error.&lt;/ins&gt;</text:p>
      <text:p text:style-name="P13"><text:s text:c="2"/>&lt;p&gt;The request method &lt;code&gt;DELETE&lt;/code&gt; is inappropriate for the URL &lt;code&gt;/&lt;/code&gt;. <text:s/>&lt;ins&gt;That’s all we know.&lt;/ins&gt;</text:p>
      <text:p text:style-name="P13">Connection closed by foreign ho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3:13:14.454430659</meta:creation-date>
    <dc:date>2021-01-15T11:30:43.443123696</dc:date>
    <meta:editing-duration>PT1H37M2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9" meta:paragraph-count="320" meta:word-count="1282" meta:character-count="15183" meta:non-whitespace-character-count="14079"/>
  </office:meta>
</office:document-meta>
</file>